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PERSON'S CONSECRATION (112:1, 4-5, 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GODLY PERSON'S CONSECRATION (112:1, 4-5, 9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e fears God and loves his word (1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e is compassionate and righteous (112: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e gives freely and generously (112:4-5, 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PERSON'S CONSECRATION (112:1, 4-5, 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Y PERSON'S COMPENSATION (112:2-3, 6-8, 9, 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3-twoColTx-Title-and-2-Column-Text" presentation:presentation-page-layout-name="Master1-PPL13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GODLY PERSON'S COMPENSATION (112:2-3, 6-8, 9, 10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children will be successful (112: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will have influence and honor (112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financial needs are met (1112: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is secure and never shaken by evil circumstances (112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and his good deeds are not forgotten (112:3, 6, 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does not fear bad news (112:7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triumphs over his foes (112:8, 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SALM 112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GODLY PERSON'S CONSECRATION (112:1, 4-5, 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GODLY PERSON'S COMPENSATION (112:2-3, 6-8, 9, 10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2 </dc:title>
    <meta:initial-creator>David STRICKLAND</meta:initial-creator>
    <dc:creator>David STRICKLAND</dc:creator>
    <meta:creation-date>2020-02-23T23:20:43Z</meta:creation-date>
    <dc:date>2020-02-23T23:20:43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